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2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308110595" calcext:value-type="float">
            <text:p>1,308110595</text:p>
          </table:table-cell>
          <table:table-cell office:value-type="float" office:value="0.5336763859" calcext:value-type="float">
            <text:p>0,5336763859</text:p>
          </table:table-cell>
          <table:table-cell office:value-type="float" office:value="0.00553336367" calcext:value-type="float">
            <text:p>0,0055333637</text:p>
          </table:table-cell>
          <table:table-cell office:value-type="float" office:value="0.0004256433749" calcext:value-type="float">
            <text:p>0,000425643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55" calcext:value-type="float">
            <text:p>16055</text:p>
          </table:table-cell>
          <table:table-cell office:value-type="float" office:value="1.333118439" calcext:value-type="float">
            <text:p>1,333118439</text:p>
          </table:table-cell>
          <table:table-cell office:value-type="float" office:value="0.508168757" calcext:value-type="float">
            <text:p>0,508168757</text:p>
          </table:table-cell>
          <table:table-cell office:value-type="float" office:value="0.001834567054" calcext:value-type="float">
            <text:p>0,0018345671</text:p>
          </table:table-cell>
          <table:table-cell office:value-type="float" office:value="0.0001931123261" calcext:value-type="float">
            <text:p>0,000193112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201" calcext:value-type="float">
            <text:p>16201</text:p>
          </table:table-cell>
          <table:table-cell office:value-type="float" office:value="1.271023154" calcext:value-type="float">
            <text:p>1,271023154</text:p>
          </table:table-cell>
          <table:table-cell office:value-type="float" office:value="0.5382953882" calcext:value-type="float">
            <text:p>0,5382953882</text:p>
          </table:table-cell>
          <table:table-cell office:value-type="float" office:value="0.001530807465" calcext:value-type="float">
            <text:p>0,0015308075</text:p>
          </table:table-cell>
          <table:table-cell table:style-name="ce1" office:value-type="float" office:value="0.00009567546658" calcext:value-type="float">
            <text:p>9,57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342" calcext:value-type="float">
            <text:p>16342</text:p>
          </table:table-cell>
          <table:table-cell office:value-type="float" office:value="1.329039931" calcext:value-type="float">
            <text:p>1,329039931</text:p>
          </table:table-cell>
          <table:table-cell office:value-type="float" office:value="0.5108454227" calcext:value-type="float">
            <text:p>0,5108454227</text:p>
          </table:table-cell>
          <table:table-cell office:value-type="float" office:value="0.001580527867" calcext:value-type="float">
            <text:p>0,0015805279</text:p>
          </table:table-cell>
          <table:table-cell table:style-name="ce1" office:value-type="float" office:value="0.00009483167378" calcext:value-type="float">
            <text:p>9,48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452" calcext:value-type="float">
            <text:p>16452</text:p>
          </table:table-cell>
          <table:table-cell office:value-type="float" office:value="1.164225221" calcext:value-type="float">
            <text:p>1,164225221</text:p>
          </table:table-cell>
          <table:table-cell office:value-type="float" office:value="0.5900253057" calcext:value-type="float">
            <text:p>0,5900253057</text:p>
          </table:table-cell>
          <table:table-cell office:value-type="float" office:value="0.001224412932" calcext:value-type="float">
            <text:p>0,0012244129</text:p>
          </table:table-cell>
          <table:table-cell table:style-name="ce1" office:value-type="float" office:value="0.00009418560512" calcext:value-type="float">
            <text:p>9,42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591" calcext:value-type="float">
            <text:p>16591</text:p>
          </table:table-cell>
          <table:table-cell office:value-type="float" office:value="1.263220906" calcext:value-type="float">
            <text:p>1,263220906</text:p>
          </table:table-cell>
          <table:table-cell office:value-type="float" office:value="0.5591698289" calcext:value-type="float">
            <text:p>0,5591698289</text:p>
          </table:table-cell>
          <table:table-cell office:value-type="float" office:value="0.0009028361528" calcext:value-type="float">
            <text:p>0,0009028362</text:p>
          </table:table-cell>
          <table:table-cell table:style-name="ce1" office:value-type="float" office:value="0.00003113228013" calcext:value-type="float">
            <text:p>3,11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645" calcext:value-type="float">
            <text:p>16645</text:p>
          </table:table-cell>
          <table:table-cell office:value-type="float" office:value="1.217714667" calcext:value-type="float">
            <text:p>1,217714667</text:p>
          </table:table-cell>
          <table:table-cell office:value-type="float" office:value="0.5784496665" calcext:value-type="float">
            <text:p>0,5784496665</text:p>
          </table:table-cell>
          <table:table-cell office:value-type="float" office:value="0.0008378328057" calcext:value-type="float">
            <text:p>0,0008378328</text:p>
          </table:table-cell>
          <table:table-cell table:style-name="ce1" office:value-type="float" office:value="0.000031030846" calcext:value-type="float">
            <text:p>3,10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738" calcext:value-type="float">
            <text:p>16738</text:p>
          </table:table-cell>
          <table:table-cell office:value-type="float" office:value="1.191426754" calcext:value-type="float">
            <text:p>1,191426754</text:p>
          </table:table-cell>
          <table:table-cell office:value-type="float" office:value="0.5900596976" calcext:value-type="float">
            <text:p>0,5900596976</text:p>
          </table:table-cell>
          <table:table-cell office:value-type="float" office:value="0.0008023205446" calcext:value-type="float">
            <text:p>0,0008023205</text:p>
          </table:table-cell>
          <table:table-cell table:style-name="ce1" office:value-type="float" office:value="0.00003085848221" calcext:value-type="float">
            <text:p>3,09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794" calcext:value-type="float">
            <text:p>16794</text:p>
          </table:table-cell>
          <table:table-cell office:value-type="float" office:value="1.212338209" calcext:value-type="float">
            <text:p>1,212338209</text:p>
          </table:table-cell>
          <table:table-cell office:value-type="float" office:value="0.511289835" calcext:value-type="float">
            <text:p>0,511289835</text:p>
          </table:table-cell>
          <table:table-cell office:value-type="float" office:value="0.0007073658053" calcext:value-type="float">
            <text:p>0,0007073658</text:p>
          </table:table-cell>
          <table:table-cell table:style-name="ce1" office:value-type="float" office:value="0.00006151007256" calcext:value-type="float">
            <text:p>6,15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855" calcext:value-type="float">
            <text:p>16855</text:p>
          </table:table-cell>
          <table:table-cell office:value-type="float" office:value="1.149175286" calcext:value-type="float">
            <text:p>1,149175286</text:p>
          </table:table-cell>
          <table:table-cell office:value-type="float" office:value="0.5730637908" calcext:value-type="float">
            <text:p>0,5730637908</text:p>
          </table:table-cell>
          <table:table-cell office:value-type="float" office:value="0.0007660252741" calcext:value-type="float">
            <text:p>0,0007660253</text:p>
          </table:table-cell>
          <table:table-cell table:style-name="ce1" office:value-type="float" office:value="0.00003064101111" calcext:value-type="float">
            <text:p>3,06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2439393162" calcext:value-type="float">
            <text:p>1,2439393162</text:p>
          </table:table-cell>
          <table:table-cell table:formula="of:=AVERAGE([.D2:.D11])" office:value-type="float" office:value="0.54930440783" calcext:value-type="float">
            <text:p>0,5493044078</text:p>
          </table:table-cell>
          <table:table-cell table:formula="of:=AVERAGE([.E2:.E11])" office:value-type="float" office:value="0.00157200595705" calcext:value-type="float">
            <text:p>0,001572006</text:p>
          </table:table-cell>
          <table:table-cell table:formula="of:=AVERAGE([.F2:.F11])" office:value-type="float" office:value="0.000108862113849" calcext:value-type="float">
            <text:p>0,0001088621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1:55:01.093402650</dc:date>
    <meta:document-statistic meta:table-count="1" meta:cell-count="70" meta:object-count="0"/>
    <meta:generator>LibreOffice/4.1.4.2$Linux_X86_64 LibreOffice_project/410m0$Build-2</meta:generator>
  </office:meta>
</office:document-meta>
</file>